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Y SOLUCIONES SEÑOR DE TORRECHAYOC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ROCCA, ABIL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01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VAREZ FERRO, JAVI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6487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608061381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7/11/2021</text:p>
          </table:table-cell>
          <table:table-cell table:style-name="Tabla2.A2" office:value-type="string">
            <text:p text:style-name="P7">596281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01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